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1.08 02:36   |   <text:a xlink:type="simple" xlink:href="http://palinfo.habago.org/Entry?Command=Information_PrintForum&amp;iPage=1#FORUM38376"><text:span text:style-name="T1">#</text:span></text:a></text:p>
      <text:p text:style-name="P2">卡韓政變 (227)：史無前例的詭異選舉 <text:line-break/><text:line-break/>陳真 2020. 1. 8. <text:line-break/><text:line-break/><text:line-break/>除了319兩顆子彈事件造成翻盤之外，以前每一次總統選舉根本不用分析預測，勝負當下立判。就連2000年阿扁勝選那一次，我也事先認為阿扁會贏，即便我當時人在英國。 <text:line-break/><text:line-break/>原因很簡單，藍營當時出來兩組實力相近的人馬分散票源，加上李登輝表面是藍，其實是綠到爆，再加上李登輝抖出興票案，看得出來，李登輝的接班人是阿扁不是連戰，而美國主子顯然也不反對。 <text:line-break/><text:line-break/>另外還有個原因是2000年那時，我只要罵阿扁是天下第一大壞蛋，或是罵李遠哲的投機無良性格，我的信箱馬上就會遭受猛烈轟炸，各方謾罵不斷，威力強大。種種跡象都指向阿扁即將勝選。 <text:line-break/><text:line-break/>但是，韓國瑜這一次，我確實沒有把握，只能瞎猜，大家千萬別當一回事。有把握的事，我就會說有把握。純屬瞎猜，就是純屬瞎猜。 <text:line-break/><text:line-break/>一方面，只要是美國公開反對的人選，在這島上理應毫無勝算。但是，另一方面，你卻又很難想像如果像韓國瑜這樣一個如此強烈得民心的候選人都還無法壓倒性地大獲全勝，那不是完全違反常識與基本經驗事實嗎？ <text:line-break/><text:line-break/>就連綠油油的醫界也一樣充滿韓粉。雖然菁英們通常很窩囊，不敢公開表態，但我偷偷告訴各位，醫界這回也同樣大幅倒戈，倒向韓國瑜。 <text:line-break/><text:line-break/>雖說校園與年輕人大多神智不清，全是英粉。但是，就算是個腦殘，難道至今看抹黑爛戲還看不膩？還沒法清醒？每天看韓國瑜被抹黑被造謠被扭曲被羞辱，成千上萬根本數不清的醜化與妖魔化，這樣子每天看，看了一整年，請問有沒有哪一點抹黑是事實？一個也沒有。 <text:line-break/><text:line-break/>而且，抹黑到根本找不到任何可以造謠的題材了，於是連抱嬰兒也能亂黑一通，連看女生美腿的童年玩笑，居然也能黑。媽的，一個國中生當年上課欣賞前座女生小腿居然也能成為一種道德缺陷？媽的，小腿有啥好看？我都是直接看大腿和大腿以上。 <text:line-break/><text:line-break/>就算是個腦殘，這下也該醒了吧？所謂 "打鐵仍須自身硬"，韓國瑜要是身家、人格有哪一點不清白，老早被五花大綁、繩之以法了不是嗎？就是因為根本找不到韓的黑資料，才會拼命黑了一整年卻越黑越無厘頭。就算是個腦殘，一大半人也該醒了吧？ <text:line-break/><text:line-break/>至於綠營罄竹難書的貪污舞弊以及種種無法無天、駭人聽聞的黑心行徑，再怎麼腦殘也該醒了吧？怎麼會有人去支持這樣一個無惡不作、貪污腐敗、好話說盡壞事做絕的人渣黨及其一堆側翼尾巴黨？ <text:line-break/><text:line-break/>我的意思是說，我實在看不出來綠營獲勝的一絲絲可能性。實際生活經驗所顯現的，幾乎完全就是對於這個人渣黨的深惡痛絕，特別是那些過去綠營的基層支持者，更是個個幹聲連天，一講起民進黨就罵爹罵娘，不共戴天。 <text:line-break/><text:line-break/>我去菜市場買菜，就連賣水果的年輕媽媽，看到我的手機貼著挺韓的貼紙，馬上多塞給我好幾顆蕃茄和芭樂，大聲說："咱同國的，自己人，我不賺你的錢"。 <text:line-break/><text:line-break/>還有，綠營在台南造勢。台南是全台灣最綠、綠到出汁的地方，但是你看，那種冷清的現場，真是我見猶憐，熱度完全就是降到冰點，里民大會都比它熱烈許多。難道你能想像這樣一個選民對之完全冷感的候選人會當選？ <text:line-break/><text:line-break/>可是，如果各種經驗證據如此充份，為何我還是不敢對勝負下定論？原因有幾： <text:line-break/><text:line-break/>一，美國公開反對韓國瑜：美國影響力之巨大，幾乎可以決定島內一切事務。 <text:line-break/><text:line-break/>二，民調：民調雖可操弄，但再怎麼操弄也不應該落差如此巨大，因此，它或許仍有一部份可信度；也就是說，從民調本身來看，根本不可能得出韓將獲勝或大獲全勝的結論。 <text:line-break/><text:line-break/>三，奧步尚未出盡：人渣黨感人之處往往就是在於未到最後關頭，絕不死心，他一定又會有什麼奧步。 <text:line-break/><text:line-break/>去年的奧步，事先也根本沒有人想到，天底下居然有一邊投票一邊開票這種事，而且長達好幾個小時；臨時把綠營候選人的票灌給綠營側翼柯文哲。 <text:line-break/><text:line-break/>四，神秘因素：例如作票。 <text:line-break/><text:line-break/>過去黨外人士經常如此告誡選民：絕不能有 "穩贏" 的錯誤心態。想要贏就一定要贏很多很多很多很多，多到讓掌握權勢者再怎麼上下其手都無法翻轉勝負結果。 <text:line-break/><text:line-break/>也就是說，你要有一種心理準備就是你必須要有一部份選票會被神祕地做掉，包括廢票之認定不公等等等。 <text:line-break/><text:line-break/>很多民調專家與幾乎所有藍綠政治人物都完全不相信蔡英文初選真的勝過賴清德。大家都相信賴是被做掉。至於究竟怎麼做掉，實際上也沒有人能確實舉證，只能歸諸於某種不可知的神秘因素。 <text:line-break/><text:line-break/>綜合以上，你覺得誰會勝出？我判斷不出來，只能瞎猜韓會贏得大選。但這基本上或多或少反映了我的願望，而不是反映了我的理性判斷。 <text:line-break/><text:line-break/>也許，最重要的不是猜測結果，而是盡一切努力，把每一張票投下去。</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